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04e4d" draw:fill-color="#f04e4d" draw:textarea-horizontal-align="justify" draw:textarea-vertical-align="middle" draw:auto-grow-height="false" fo:min-height="0.75cm" fo:min-width="2.5cm"/>
      <style:paragraph-properties style:writing-mode="lr-tb"/>
    </style:style>
    <style:style style:name="gr2" style:family="graphic" style:parent-style-name="standard">
      <style:graphic-properties svg:stroke-color="#d99116" draw:fill-color="#d99116" draw:textarea-horizontal-align="justify" draw:textarea-vertical-align="middle" draw:auto-grow-height="false" fo:min-height="0.75cm" fo:min-width="2.5cm"/>
      <style:paragraph-properties style:writing-mode="lr-tb"/>
    </style:style>
    <style:style style:name="gr3" style:family="graphic" style:parent-style-name="standard">
      <style:graphic-properties svg:stroke-color="#999999" draw:fill-color="#999999" draw:textarea-horizontal-align="justify" draw:textarea-vertical-align="middle" draw:auto-grow-height="false" fo:min-height="0.75cm" fo:min-width="2.5cm"/>
      <style:paragraph-properties style:writing-mode="lr-tb"/>
    </style:style>
    <style:style style:name="gr4" style:family="graphic" style:parent-style-name="objectwithoutfill">
      <style:graphic-properties svg:stroke-width="0.035cm" svg:stroke-color="#999999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-color="#f04e4d"/>
      <style:paragraph-properties fo:text-align="center"/>
      <style:text-properties fo:color="#ffffff" loext:opacity="100%"/>
    </style:style>
    <style:style style:name="P3" style:family="paragraph">
      <loext:graphic-properties draw:fill-color="#d99116"/>
      <style:paragraph-properties fo:text-align="center"/>
      <style:text-properties fo:color="#ffffff" loext:opacity="100%"/>
    </style:style>
    <style:style style:name="P4" style:family="paragraph">
      <loext:graphic-properties draw:fill-color="#999999"/>
      <style:paragraph-properties fo:text-align="center"/>
      <style:text-properties fo:color="#000000" loext:opacity="100%" style:font-name="DejaVu Sans Mono1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color="#ffffff" loext:opacity="100%"/>
    </style:style>
    <style:style style:name="T2" style:family="text">
      <style:text-properties fo:color="#000000" loext:opacity="100%" style:font-name="DejaVu Sans Mono1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4" draw:id="id4" draw:layer="layout" svg:width="3cm" svg:height="1cm" svg:x="5cm" svg:y="5cm">
          <text:p text:style-name="P1"><text:span text:style-name="T1">mai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5" draw:id="id5" draw:layer="layout" svg:width="3cm" svg:height="1cm" svg:x="9cm" svg:y="11cm">
          <text:p text:style-name="P1"><text:span text:style-name="T1">HEA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" draw:id="id2" draw:layer="layout" svg:width="3cm" svg:height="1cm" svg:x="1cm" svg:y="7cm">
          <text:p text:style-name="P1"><text:span text:style-name="T2">README.m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" draw:id="id1" draw:layer="layout" svg:width="3cm" svg:height="1cm" svg:x="5cm" svg:y="7cm">
          <text:p text:style-name="P1"><text:span text:style-name="T2">hello.py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" draw:id="id3" draw:layer="layout" svg:width="3cm" svg:height="1cm" svg:x="9cm" svg:y="7cm">
          <text:p text:style-name="P1"><text:span text:style-name="T2">testing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3cm" svg:height="1cm" svg:x="9cm" svg:y="9cm">
          <text:p text:style-name="P1"><text:span text:style-name="T1">testing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5cm" svg:y1="7.5cm" svg:x2="4cm" svg:y2="7.5cm" draw:start-shape="id1" draw:start-glue-point="3" draw:end-shape="id2" draw:end-glue-point="1" svg:d="M5000 7500h-1000" svg:viewBox="0 0 1001 1">
          <text:p/>
        </draw:connector>
        <draw:connector draw:style-name="gr4" draw:text-style-name="P5" draw:layer="layout" draw:type="line" svg:x1="9cm" svg:y1="7.5cm" svg:x2="8cm" svg:y2="7.5cm" draw:start-shape="id3" draw:start-glue-point="3" draw:end-shape="id1" draw:end-glue-point="1" svg:d="M9000 7500h-1000" svg:viewBox="0 0 1001 1">
          <text:p/>
        </draw:connector>
        <draw:connector draw:style-name="gr4" draw:text-style-name="P5" draw:layer="layout" draw:type="line" svg:x1="6.5cm" svg:y1="6cm" svg:x2="6.5cm" svg:y2="7cm" draw:start-shape="id4" draw:start-glue-point="2" draw:end-shape="id1" draw:end-glue-point="0" svg:d="M6500 6000v1000" svg:viewBox="0 0 1 1001">
          <text:p/>
        </draw:connector>
        <draw:connector draw:style-name="gr4" draw:text-style-name="P5" draw:layer="layout" draw:type="line" svg:x1="10.5cm" svg:y1="11cm" svg:x2="10.5cm" svg:y2="10cm" draw:start-shape="id5" draw:start-glue-point="0" draw:end-shape="id6" draw:end-glue-point="2" svg:d="M10500 11000v-1000" svg:viewBox="0 0 1 1001">
          <text:p/>
        </draw:connector>
        <draw:connector draw:style-name="gr4" draw:text-style-name="P5" draw:layer="layout" draw:type="line" svg:x1="10.5cm" svg:y1="9cm" svg:x2="10.5cm" svg:y2="8cm" draw:start-shape="id6" draw:start-glue-point="0" draw:end-shape="id3" draw:end-glue-point="2" svg:d="M10500 9000v-1000" svg:viewBox="0 0 1 10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02-26T14:58:35.726857351</dc:date>
    <meta:editing-duration>PT19M59S</meta:editing-duration>
    <meta:editing-cycles>14</meta:editing-cycles>
    <meta:generator>LibreOffice/7.3.7.2$Linux_X86_64 LibreOffice_project/30$Build-2</meta:generator>
    <meta:document-statistic meta:object-count="11"/>
  </office:meta>
</office:document-meta>
</file>